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style:text-position="33% 80%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Namdapha National Park</text:span> is a 1,985 km<text:span text:style-name="T2">2</text:span> (766 sq mi) large protected area in <text:a xlink:type="simple" xlink:href="https://en.wikipedia.org/wiki/Arunachal_Pradesh" text:style-name="Internet_20_link" text:visited-style-name="Visited_20_Internet_20_Link">Arunachal Pradesh</text:a> of <text:a xlink:type="simple" xlink:href="https://en.wikipedia.org/wiki/Northeast_India" text:style-name="Internet_20_link" text:visited-style-name="Visited_20_Internet_20_Link">Northeast India</text:a>. With more than 1,000 <text:a xlink:type="simple" xlink:href="https://en.wikipedia.org/wiki/Flora" text:style-name="Internet_20_link" text:visited-style-name="Visited_20_Internet_20_Link">floral</text:a> and about 1,400 <text:a xlink:type="simple" xlink:href="https://en.wikipedia.org/wiki/Fauna" text:style-name="Internet_20_link" text:visited-style-name="Visited_20_Internet_20_Link">faunal</text:a> species, it is a <text:a xlink:type="simple" xlink:href="https://en.wikipedia.org/wiki/Biodiversity_hotspot" text:style-name="Internet_20_link" text:visited-style-name="Visited_20_Internet_20_Link">biodiversity hotspot</text:a> in the <text:a xlink:type="simple" xlink:href="https://en.wikipedia.org/wiki/Eastern_Himalaya" text:style-name="Internet_20_link" text:visited-style-name="Visited_20_Internet_20_Link">Eastern Himalayas</text:a>.<text:bookmark text:name="cite_ref-deb_1-0"/><text:a xlink:type="simple" xlink:href="https://en.wikipedia.org/wiki/Namdapha_National_Park#cite_note-deb-1" text:style-name="Internet_20_link" text:visited-style-name="Visited_20_Internet_20_Link">[1]</text:a> The national park harbours the northernmost lowland <text:a xlink:type="simple" xlink:href="https://en.wikipedia.org/wiki/Evergreen_forest" text:style-name="Internet_20_link" text:visited-style-name="Visited_20_Internet_20_Link">evergreen</text:a> <text:a xlink:type="simple" xlink:href="https://en.wikipedia.org/wiki/Rainforest" text:style-name="Internet_20_link" text:visited-style-name="Visited_20_Internet_20_Link">rainforests</text:a> in the world at 27°N latitude.<text:bookmark text:name="cite_ref-2"/><text:a xlink:type="simple" xlink:href="https://en.wikipedia.org/wiki/Namdapha_National_Park#cite_note-2" text:style-name="Internet_20_link" text:visited-style-name="Visited_20_Internet_20_Link">[2]</text:a> It also harbours extensive <text:a xlink:type="simple" xlink:href="https://en.wikipedia.org/wiki/Dipterocarp" text:style-name="Internet_20_link" text:visited-style-name="Visited_20_Internet_20_Link">dipterocarp</text:a> forests, comprising the northwestern parts of the <text:a xlink:type="simple" xlink:href="https://en.wikipedia.org/wiki/Mizoram-Manipur-Kachin_rain_forests" text:style-name="Internet_20_link" text:visited-style-name="Visited_20_Internet_20_Link">Mizoram-Manipur-Kachin rain forests</text:a> <text:a xlink:type="simple" xlink:href="https://en.wikipedia.org/wiki/Ecoregion" text:style-name="Internet_20_link" text:visited-style-name="Visited_20_Internet_20_Link">ecoregion</text:a>.<text:bookmark text:name="cite_ref-Datta_3-0"/><text:a xlink:type="simple" xlink:href="https://en.wikipedia.org/wiki/Namdapha_National_Park#cite_note-Datta-3" text:style-name="Internet_20_link" text:visited-style-name="Visited_20_Internet_20_Link">[3]</text:a> </text:p>
      <text:p text:style-name="Text_20_body">It is the fourth largest national park in India.<text:bookmark text:name="cite_ref-4"/><text:a xlink:type="simple" xlink:href="https://en.wikipedia.org/wiki/Namdapha_National_Park#cite_note-4" text:style-name="Internet_20_link" text:visited-style-name="Visited_20_Internet_20_Link">[4]</text:a> </text:p>
      <text:p text:style-name="Standard">The national park is located in <text:a xlink:type="simple" xlink:href="https://en.wikipedia.org/wiki/Changlang_district" text:style-name="Internet_20_link" text:visited-style-name="Visited_20_Internet_20_Link">Changlang district</text:a> of the <text:a xlink:type="simple" xlink:href="https://en.wikipedia.org/wiki/Northeast_India" text:style-name="Internet_20_link" text:visited-style-name="Visited_20_Internet_20_Link">northeastern state</text:a> of Arunachal Pradesh, near the international border with <text:a xlink:type="simple" xlink:href="https://en.wikipedia.org/wiki/Myanmar" text:style-name="Internet_20_link" text:visited-style-name="Visited_20_Internet_20_Link">Myanmar</text:a>. It spans an area of 1,985 km<text:span text:style-name="T2">2</text:span> (766 sq mi) including a buffer zone of 177 km<text:span text:style-name="T2">2</text:span> (68 sq mi) and a core area of 1,808 km<text:span text:style-name="T2">2</text:span> (698 sq mi). It is located between the <text:span text:style-name="T3">Dapha bum</text:span> range of the <text:a xlink:type="simple" xlink:href="https://en.wikipedia.org/wiki/Mishmi_Hills" text:style-name="Internet_20_link" text:visited-style-name="Visited_20_Internet_20_Link">Mishmi Hills</text:a> and the <text:a xlink:type="simple" xlink:href="https://en.wikipedia.org/wiki/Patkai" text:style-name="Internet_20_link" text:visited-style-name="Visited_20_Internet_20_Link">Patkai</text:a> range with a wide elevation range between 200 and 4,571 m (656 and 14,997 ft). It is crossed from east to west by the <text:a xlink:type="simple" xlink:href="https://en.wikipedia.org/wiki/Noa_Dihing" text:style-name="Internet_20_link" text:visited-style-name="Visited_20_Internet_20_Link">Noa Dihing</text:a> River that originates at the Chaukan Pass,<text:bookmark text:name="cite_ref-6"/><text:a xlink:type="simple" xlink:href="https://en.wikipedia.org/wiki/Namdapha_National_Park#cite_note-6" text:style-name="Internet_20_link" text:visited-style-name="Visited_20_Internet_20_Link">[6]</text:a> located on the Indo-Myanmar border. The land cover changes with increasing elevation from <text:a xlink:type="simple" xlink:href="https://en.wikipedia.org/wiki/Tropical_evergreen_forest" text:style-name="Internet_20_link" text:visited-style-name="Visited_20_Internet_20_Link">tropical evergreen forest</text:a> to <text:a xlink:type="simple" xlink:href="https://en.wikipedia.org/wiki/Temperate_broadleaf_and_mixed_forest" text:style-name="Internet_20_link" text:visited-style-name="Visited_20_Internet_20_Link">temperate broadleaf and mixed forest</text:a>. <text:a xlink:type="simple" xlink:href="https://en.wikipedia.org/wiki/Secondary_forest" text:style-name="Internet_20_link" text:visited-style-name="Visited_20_Internet_20_Link">Secondary forests</text:a> cover 345.47 km<text:span text:style-name="T2">2</text:span> (133.39 sq mi); seasonal snow occurs at above 2,700 m (8,900 ft) between December and March.<text:bookmark text:name="cite_ref-deb_1-1"/><text:a xlink:type="simple" xlink:href="https://en.wikipedia.org/wiki/Namdapha_National_Park#cite_note-deb-1" text:style-name="Internet_20_link" text:visited-style-name="Visited_20_Internet_20_Link">[1]</text:a><text:bookmark text:name="cite_ref-7"/><text:a xlink:type="simple" xlink:href="https://en.wikipedia.org/wiki/Namdapha_National_Park#cite_note-7" text:style-name="Internet_20_link" text:visited-style-name="Visited_20_Internet_20_Link">[7]</text:a> Additionally, the park has extensive <text:a xlink:type="simple" xlink:href="https://en.wikipedia.org/wiki/Bamboo" text:style-name="Internet_20_link" text:visited-style-name="Visited_20_Internet_20_Link">bamboo</text:a> forests.[<text:a xlink:type="simple" xlink:href="https://en.wikipedia.org/wiki/Wikipedia:Citation_needed" text:style-name="Internet_20_link" text:visited-style-name="Visited_20_Internet_20_Link"><text:span text:style-name="T3">citation needed</text:span></text:a>] The area falls under both the <text:a xlink:type="simple" xlink:href="https://en.wikipedia.org/wiki/Palearctic" text:style-name="Internet_20_link" text:visited-style-name="Visited_20_Internet_20_Link">Palearctic</text:a> and <text:a xlink:type="simple" xlink:href="https://en.wikipedia.org/wiki/Indomalaya" text:style-name="Internet_20_link" text:visited-style-name="Visited_20_Internet_20_Link">Indo Malayan</text:a> biogeographic areas resulting in a diverse species assemblag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14:40:01.576000000</meta:creation-date>
    <dc:date>2020-09-19T13:40:04.685000000</dc:date>
    <meta:editing-duration>PT6M8S</meta:editing-duration>
    <meta:editing-cycles>2</meta:editing-cycles>
    <meta:generator>LibreOffice/7.0.0.3$Windows_x86 LibreOffice_project/8061b3e9204bef6b321a21033174034a5e2ea88e</meta:generator>
    <meta:document-statistic meta:table-count="0" meta:image-count="0" meta:object-count="0" meta:page-count="1" meta:paragraph-count="3" meta:word-count="246" meta:character-count="1534" meta:non-whitespace-character-count="1289"/>
  </office:meta>
</office:document-meta>
</file>